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line-height="100%"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ose Garcia</text:p>
      <text:p text:style-name="P2">Prof. Todd McLeod</text:p>
      <text:p text:style-name="P2">April 20, 2015</text:p>
      <text:p text:style-name="P2"/>
      <text:p text:style-name="P2"/>
      <text:p text:style-name="P1">Reflection Paper</text:p>
      <text:p text:style-name="P1"/>
      <text:p text:style-name="P3"/>
      <text:p text:style-name="P6"><text:tab/>For this reflection paper I will go use a chronological order from the start of the class. When learning the basic functions of GO the class was quick paced and a good review of coding practice in a different language. I learned new code basics such as receivers, multiple returns from functions and slices. It was a great chance to learn newer code snippets from other languages that was integrated into GO in a familiar C like language. This enables me to learn other languages such as python or java script that much faster because of the similarities of GO compared to the other C language family. I also had a great time going over interfaces since we just lightly touched on that area in classes before this one. Then we got into making the actual websites which was the best experience from the class. We went over handlers and handlerfuncs functions which actually also came up during my Database class as well. These are functions when a given input runs the function. So when a URL is given these functions would run. Good amount of work that helps us get used to GO but should be spread out a bit more.</text:p>
      <text:p text:style-name="P6"><text:tab/>Then we get into the actual libraries needed to use GO to control server side. <text:s/>Although we were given a quick overview of HTML and CSS a deeper use of these languages would be appreciated. Students with less experience with these language might have felt a bit lost when making their own website. Although to be fair these languages were pretty easy to learn but would have been cool to use these languages more as well. I learned java script for another class and it seems similar too the C family language as well and would have been great to do some exercises in that language. Also reading documents about GO was pretty rough(boring) for me at least. Though sticking with the material payed off dividends and I was ecstatic when we made the static website and served it. It really is the first class that I could show others what I made comparing to simulating an ALU or the multiple algorithms from other classes. I am satisfied with the progress that we made and setting configurations which is a skill that we as students need for the fu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e Garcia</meta:initial-creator>
    <meta:creation-date>2015-04-20T13:51:08.55</meta:creation-date>
    <meta:generator>OpenOffice.org/3.3$Win32 OpenOffice.org_project/330m20$Build-9567</meta:generator>
    <dc:date>2015-04-22T14:26:51</dc:date>
    <dc:creator>Jose Garcia</dc:creator>
    <meta:editing-duration>P1DT23H54M30S</meta:editing-duration>
    <meta:editing-cycles>10</meta:editing-cycles>
    <meta:document-statistic meta:table-count="0" meta:image-count="0" meta:object-count="0" meta:page-count="1" meta:paragraph-count="6" meta:word-count="401" meta:character-count="2223"/>
  </office:meta>
</office:document-meta>
</file>